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fce7d" officeooo:paragraph-rsid="000fce7d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tending Deep <text:s/>Learning courses by Andrew ng </text:p>
      <text:p text:style-name="P1"/>
      <text:p text:style-name="P1">-Course 1</text:p>
      <text:p text:style-name="P1"/>
      <text:p text:style-name="P1">-Course 2</text:p>
      <text:p text:style-name="P1"/>
      <text:p text:style-name="P1">-Course 3</text:p>
      <text:p text:style-name="P1"/>
      <text:p text:style-name="P1">-Course 4 </text:p>
      <text:p text:style-name="P1"/>
      <text:p text:style-name="P1">-Course 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0:28:54.756376513</meta:creation-date>
    <dc:date>2019-03-14T10:31:46.244276998</dc:date>
    <meta:editing-duration>PT2M56S</meta:editing-duration>
    <meta:editing-cycles>1</meta:editing-cycles>
    <meta:document-statistic meta:table-count="0" meta:image-count="0" meta:object-count="0" meta:page-count="1" meta:paragraph-count="6" meta:word-count="17" meta:character-count="92" meta:non-whitespace-character-count="78"/>
    <meta:generator>LibreOffice/6.0.7.3$Linux_X86_64 LibreOffice_project/00m0$Build-3</meta:generator>
  </office:meta>
</office:document-meta>
</file>